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62f" officeooo:paragraph-rsid="000fc62f"/>
    </style:style>
    <style:style style:name="P2" style:family="paragraph" style:parent-style-name="Standard">
      <style:text-properties officeooo:rsid="000fc62f" officeooo:paragraph-rsid="0010cdb5"/>
    </style:style>
    <style:style style:name="P3" style:family="paragraph" style:parent-style-name="Standard">
      <style:paragraph-properties>
        <style:tab-stops>
          <style:tab-stop style:position="16.907cm" style:type="right"/>
        </style:tab-stops>
      </style:paragraph-properties>
      <style:text-properties officeooo:rsid="000fc62f" officeooo:paragraph-rsid="000fc62f"/>
    </style:style>
    <style:style style:name="P4" style:family="paragraph" style:parent-style-name="Standard">
      <style:text-properties officeooo:rsid="000fd120" officeooo:paragraph-rsid="000fd120"/>
    </style:style>
    <style:style style:name="P5" style:family="paragraph" style:parent-style-name="Standard">
      <style:text-properties officeooo:rsid="0010cdb5" officeooo:paragraph-rsid="0010cdb5"/>
    </style:style>
    <style:style style:name="P6" style:family="paragraph" style:parent-style-name="Standard">
      <style:text-properties fo:font-weight="bold" officeooo:rsid="0010cdb5" officeooo:paragraph-rsid="0010cdb5" style:font-weight-asian="bold" style:font-weight-complex="bold"/>
    </style:style>
    <style:style style:name="P7" style:family="paragraph" style:parent-style-name="Standard">
      <style:text-properties fo:font-weight="bold" officeooo:rsid="00128dcc" officeooo:paragraph-rsid="00128dcc" style:font-weight-asian="bold" style:font-weight-complex="bold"/>
    </style:style>
    <style:style style:name="P8" style:family="paragraph" style:parent-style-name="Standard">
      <style:text-properties style:font-name="Courier" fo:font-size="10pt" officeooo:rsid="0010cdb5" officeooo:paragraph-rsid="0010cdb5" style:font-size-asian="10pt" style:font-size-complex="10pt"/>
    </style:style>
    <style:style style:name="P9" style:family="paragraph" style:parent-style-name="Standard">
      <style:text-properties officeooo:rsid="00128dcc" officeooo:paragraph-rsid="00128dcc"/>
    </style:style>
    <style:style style:name="P10" style:family="paragraph" style:parent-style-name="Standard">
      <style:text-properties officeooo:rsid="00128dcc" officeooo:paragraph-rsid="0013a416"/>
    </style:style>
    <style:style style:name="P11" style:family="paragraph" style:parent-style-name="Standard">
      <style:text-properties fo:font-style="italic" officeooo:rsid="0010cdb5" officeooo:paragraph-rsid="0010cdb5" style:font-style-asian="italic" style:font-style-complex="italic"/>
    </style:style>
    <style:style style:name="P12" style:family="paragraph" style:parent-style-name="Standard">
      <style:text-properties officeooo:rsid="0013a416" officeooo:paragraph-rsid="0013a416"/>
    </style:style>
    <style:style style:name="T1" style:family="text">
      <style:text-properties officeooo:rsid="000fc62f"/>
    </style:style>
    <style:style style:name="T2" style:family="text">
      <style:text-properties officeooo:rsid="000fd120"/>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Courier" fo:font-size="10pt" style:font-size-asian="10pt" style:font-size-complex="10pt"/>
    </style:style>
    <style:style style:name="T6" style:family="text">
      <style:text-properties officeooo:rsid="0013a416"/>
    </style:style>
    <style:style style:name="T7" style:family="text">
      <style:text-properties fo:font-style="normal" style:font-style-asian="normal" style:font-style-complex="normal"/>
    </style:style>
    <style:style style:name="T8" style:family="text">
      <style:text-properties fo:font-style="normal" officeooo:rsid="0013a416"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Angular:</text:span> Komponenten-Lebenszyklus<text:tab/><text:span text:style-name="T6">29.08.2018</text:span></text:p>
      <text:p text:style-name="P1"/>
      <text:p text:style-name="P1"><text:span text:style-name="T3">1. Phase:</text:span> <text:span text:style-name="T4">constructor</text:span><text:line-break/>Jede Angular-Klasse verfügt über einen constructor, der beim Erzeugen einer neuen Instanz als erstes getriggert wird.</text:p>
      <text:p text:style-name="P1"/>
      <text:p text:style-name="P1"><text:span text:style-name="T3">2. Phase:</text:span> <text:span text:style-name="T4">ngOnChanges</text:span></text:p>
      <text:p text:style-name="P1">Nach der Erzeugung der Instanz, wird getriggert, wenn eine benutzerdefinierte Eigenschaft der Komponente eine Wertänderung erfährt.<text:line-break/>Bsp.: <text:span text:style-name="T5">&lt;userList [data]=“userList“&gt;</text:span> die ‘userList‘ hat die benutzerdefinierte Eigenschaft ‘data‘. ‘data‘ in eckigen Klammern bedeutet, dass der Wert sich ändern kann, abhängig von dem Wert ‘userList‘, der gebunden ist: <text:span text:style-name="T2">ä</text:span>ndert sich ‘userList‘, wird sich auch innerhalb der Komponente selbst der Wert ‘data‘ aktualisieren.</text:p>
      <text:p text:style-name="P4">Bei jeder Aktualisierung kann innerhalb der Komponentenklasse über die Methode <text:span text:style-name="T1">‘</text:span>ngOnChanges<text:span text:style-name="T1">‘ </text:span>eine Information empfangen werden, was sich geändert hat. Sie wird initial gefeuert unmittelbar nach dem constructor und dann kontinuierlich, wenn sich Eigenschaften einer Komponente ändern.</text:p>
      <text:p text:style-name="P4"/>
      <text:p text:style-name="P4"><text:span text:style-name="T3">3. Phase:</text:span> <text:span text:style-name="T4">ngOnInit</text:span></text:p>
      <text:p text:style-name="P4">Die Methode <text:span text:style-name="T1">‘</text:span>ngOnInit<text:span text:style-name="T1">‘ </text:span>kann einfach in die Komponentenklasse eingebaut werden. Wichtig ist, dass diese Funktion nur einmal gefeuert wird, sobald die Komponente fertig aufgebaut und ggf. alle Werte von außen empfangen hat und mit der Gesamtinitialisierung startet.</text:p>
      <text:p text:style-name="P4"/>
      <text:p text:style-name="P4"><text:span text:style-name="T3">4. Phase:</text:span> <text:span text:style-name="T4">ngDoCheck</text:span></text:p>
      <text:p text:style-name="P2"><text:span text:style-name="T2">Angular überprüft, ob sich bestimmte Werte abhängig von Ereignissen geändert haben, damit darauf basierend ein Re-Rendering in der Vorlagenschicht ausgelöst wird. </text:span>‘<text:span text:style-name="T2">ngDoCheck</text:span>‘ <text:span text:style-name="T2">wird immer dann getriggert, wenn Angular innerhalb der Komponente diese Änderungserkennung aktiviert hat.</text:span></text:p>
      <text:p text:style-name="P2"/>
      <text:p text:style-name="P12"><text:span text:style-name="T3">5. Phase:</text:span> <text:span text:style-name="T4">ngOnDestroy</text:span></text:p>
      <text:p text:style-name="P12">sagt aus, dass die Komponente die Bühne verlassen und Angular gerade alle Abhängigkeiten zerstört hat.</text:p>
      <text:p text:style-name="P2"/>
      <text:p text:style-name="P11">Kinds-Komponenten- oder Content-Phasen <text:span text:style-name="T7">– </text:span><text:span text:style-name="T8">Checks aus den Elternkomponenten möglich!</text:span></text:p>
      <text:p text:style-name="P9"><text:span text:style-name="T4">‘Content‘</text:span>, wenn die Inhalte innerhalb eines <text:span text:style-name="T6">Templates transcodiert werden:</text:span></text:p>
      <text:p text:style-name="P5"/>
      <text:p text:style-name="P6">ngAfterContentInit</text:p>
      <text:p text:style-name="P5"><text:tab/><text:span text:style-name="T5">&lt;userList&gt;</text:span></text:p>
      <text:p text:style-name="P8"><text:tab/><text:tab/>&lt;user&gt;&lt;/user&gt;</text:p>
      <text:p text:style-name="P8"><text:tab/><text:tab/>&lt;user&gt;&lt;/user&gt;</text:p>
      <text:p text:style-name="P8"><text:tab/>&lt;/userList&gt;</text:p>
      <text:p text:style-name="P5">Die Komponente &lt;user&gt; ist hier kein „klassisches Kind“, das in der Vorlage liegt, sondern eine Kindskomponente, die als Inhalt transcodiert wurde, als Content für die Komponente. Sobald dieser Content sich zu Ende initialisiert hat, d.h. das Transcodieren abgeschlossen ist, wird ‘ngAfterContentInit‘ gefeuert.</text:p>
      <text:p text:style-name="P5"/>
      <text:p text:style-name="P6">ngAfterContentChecked</text:p>
      <text:p text:style-name="P5">‘ngAfterContentChecked‘ wird gefeuert, sobald die ‘ngDoCheck‘-Phase des Contents beendet wurde.</text:p>
      <text:p text:style-name="P5"/>
      <text:p text:style-name="P9">Analog dazu kann auch geprüft werden, ob sich die Kinder in den Vorlagen geändert haben.<text:line-break/>D.h. <text:span text:style-name="T4">‘View‘</text:span>, wenn innerhalb der Vorlagenschicht <text:span text:style-name="T6">direkt </text:span>Kindskomponenten existieren:</text:p>
      <text:p text:style-name="P9"/>
      <text:p text:style-name="P7">ngAfterViewInit</text:p>
      <text:p text:style-name="P9">z.B. <text:span text:style-name="T5">&lt;user&gt;&lt;/user&gt;</text:span> im Template zu ‘UserList‘; hier kann auch ein anderer Lifecycle-Hook abgefangen werden. Hier, nachdem die Kindskomponente fertig initialisiert wurde.</text:p>
      <text:p text:style-name="P9"/>
      <text:p text:style-name="P7">ngAfterViewChecked</text:p>
      <text:p text:style-name="P10">Hier, nachdem die <text:span text:style-name="T6">Phase </text:span>‘<text:span text:style-name="T6">ngDoCheck</text:span>‘ der <text:span text:style-name="T6">jeweiligen</text:span> Kindskomponente <text:span text:style-name="T6">durchgeführt wur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9T10:28:45.186149853</meta:creation-date>
    <dc:date>2018-08-29T11:20:41.027707167</dc:date>
    <meta:editing-duration>PT5M55S</meta:editing-duration>
    <meta:editing-cycles>1</meta:editing-cycles>
    <meta:document-statistic meta:table-count="0" meta:image-count="0" meta:object-count="0" meta:page-count="1" meta:paragraph-count="26" meta:word-count="348" meta:character-count="2753" meta:non-whitespace-character-count="2424"/>
    <meta:generator>LibreOffice/6.0.3.2$Linux_X86_64 LibreOffice_project/00m0$Build-2</meta:generator>
  </office:meta>
</office:document-meta>
</file>